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Prohibition--Pennsylvania; Intoxic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9" is written in pencil and circled at the top right corner of the page.]</text:p>
      <text:p text:style-name="P5"/>
      <text:p text:style-name="P6">On Intoxication/</text:p>
      <text:p text:style-name="P6">predicated on the intended Abolition of/</text:p>
      <text:p text:style-name="P6">the sale of liquors in Penna. (/)89/</text:p>
      <text:p text:style-name="P6"/>
      <text:p text:style-name="P5">[Page 1]</text:p>
      <text:p text:style-name="P5">Brethren. <text:s/>I might fill columns of newspapers/ with the correspondence that I have had regarding/ the wine of which Jews have ordinarily made use./ <text:s/>Notably one person in our city, has submitted to/ my consideration his writings and those of his anta-/-gonists, and asked that I would decide who is right,/ according to my knowledge of our laws and customs./ <text:s/>The whole controversy, among Christian ministers,/ hinges largely upon an incident told in the new testament./ <text:s/>The wish to draw the man who figures in it most/ conspicuously on one side or the other of the burning/ question which has taken nowadays a political/ shape, is the cause of the great dispute. <text:s/>To be/ clearly understood, I must necessarily refer to the/ event<text:span text:style-name="T2">s</text:span><text:span text:style-name="T4">, as recorded in the books which our neighbors,/ who differ from our monotheistic creed, hold sacred. <text:s/>When/ Passover was close at hand, the disciples of the/ man of Nazareth inquired where he purposed per-/-forming the home service of the first evening. <text:s/>The/ place was pointed out, and as all sat at table, the/ master raised to his lips the cup, over which he/</text:span></text:p>
      <text:p text:style-name="P5"><text:span text:style-name="T4"/></text:p>
      <text:p text:style-name="P5"><text:span text:style-name="T4">[Page 2]</text:span></text:p>
      <text:p text:style-name="P5"><text:soft-page-break/><text:span text:style-name="T4">had pronounced a benediction, and passing it around,/ said: "drink"..."This is my blood of the new </text:span><text:span text:style-name="T2">testament</text:span><text:span text:style-name="T4"> covenant, which is/ shed for many for the remission of sins." <text:s/>Now the/ zealots among "Prohibitionists" contend, that he whom/ millions worship, as a redeeming god, could not/ have encouraged the sin of intemperance, while making/ a vicarious atonemnet for other sins, consequently what he par-/took of must have been a non-intoxicating beverage./ <text:s/>The fanatics of the opposite party, claim that every/ act of a being, deemed to have </text:span><text:span text:style-name="T2">been clothed with</text:span><text:span text:style-name="T4"> received a/ divine nature, must stand as a lesson to all gene-/-rations, consequently there can be no harm in drink-/-ing liquor common among Jews and of which he/ drank. <text:s/>It will be seen that with faithful Christ-/-ians, the question is </text:span><text:span text:style-name="T2">mainly</text:span><text:span text:style-name="T4"> based on theological ground applicable/ to the sacrament, or the so termed, "lord's supper",/ in which wine is called into requisition. <text:s/>Accordingly,/ meetings of various denominational bodies are con-/-tinually taking place on that score. <text:s/>A week ago,/ at a conference of Presbyterian ministers in/ Philadelphia the subject was warmly discus-/-sed. <text:s/>Dr Howard Crosby, known for/</text:span></text:p>
      <text:p text:style-name="P5"><text:span text:style-name="T4"/></text:p>
      <text:p text:style-name="P5"><text:span text:style-name="T4">[Page 3]</text:span></text:p>
      <text:p text:style-name="P5"><text:span text:style-name="T4">his conservative views, took strong grounds against/ the theory that there are two sorts of wine, one which/ intoxicates and is Biblically forbidden, and another/ which is unfermented and allowed. <text:s/>He did not/ go the whole length of a certain clergyman, who/ declared Prohibitionists offenders against the Scriptures,/ and defamers of the founder of Christianity. <text:s/>He/ admitted that drunkenness is an unmitigated evil, which/ the pulpit must try to check, but he forcibly denied/ that the use of liquor is a sin, which the church ought/ unqualifiedly to condemn. <text:s/>In his opinion, the latter commits/ itself wrongfully when it approves of any scheme,/ which reflects upon the doings of the one in whose/ </text:span><text:span text:style-name="T2">vicarious</text:span><text:span text:style-name="T4"> expiatory mediation he puts implicit faith./ <text:s/>To Dr. Crosby's mind, the gospel is the sole guide/ to mortals, and because no denunciation of spirituous/ liquors is met in it, therefore these should not be/ denounced. <text:s/>Against his views, a Reverend/ Dr Patterson </text:span><text:span text:style-name="T2">rushed</text:span><text:span text:style-name="T4"> entered a solemn protest. <text:s/>He assumed/ to have studied the topic thoroughly, and to have ar-/-rived at the conclusion, that there actually are/</text:span></text:p>
      <text:p text:style-name="P5"><text:span text:style-name="T4"/></text:p>
      <text:p text:style-name="P5"><text:span text:style-name="T4">[Page 4]</text:span></text:p>
      <text:p text:style-name="P5"><text:span text:style-name="T4">two kinds of wine, and that the man of Naza-/-reth, on the night of the Passover, must have drank/ such only as was unfermented. <text:s/>To think/ otherwise would be in his conception to </text:span><text:span text:style-name="T2">level</text:span><text:span text:style-name="T4"> lower the character of/ an incarnate deity to the level of worthless inc-/-loriates. <text:s/>Truly, my Brethren, the Rabbinical maxim/ fits well even in this instance also [Hebrew]/ [Hebrew] <text:s/>Both love and hatred/ are apt to overstep the bounds of discretion./ <text:s/>Conceding that what the new testament chroni-/-cles possesses historical value, it is preposterous/ to deny that the wine drunk by the master/ and his disciples was fermented, and equally absurd/ to cast reflections, because it was so. <text:s/>When/-ever I was requested to act as an umpire, I/ unequivocally stated that Jews have at all/ times partaken of fermented, or regular wines,/ prepared by their own people, on Passover as/ always. <text:s/>For the law of leaven in connection with/ the festival that recalls our freedom from Egyptian/ bondage, does not extend further than to grain/ fermentation, in commemoration of the bread eaten/</text:span></text:p>
      <text:p text:style-name="P5"><text:span text:style-name="T4"/></text:p>
      <text:p text:style-name="P5"><text:span text:style-name="T4">[Page 5]</text:span></text:p>
      <text:p text:style-name="P5"><text:span text:style-name="T4">by our ancestors when they marched on to liberty./ <text:s/>It was a surprise to me to have heard that some/ of my colleagues held forth opposite views, having/ asserted that during the coming holiday particularly,/ but generally when we offer prayers on wine, we/ are allowed only the juice of boiled raisins. <text:s/>A/ mere exception in countries where regular spirituous/ wines are comparatively dear, has been unac-/-countably mistaken for a rule. <text:s/>In Palestine/ the luscious grapes of which a specimen was brought/ in the days of Moses, by the explorers of Canaan to the wilderness of/ Paran, festooned, as it were, the whole land,/ and those persons must have read the old testament to/ no purpose who failed to discover that many of/ the similes employed by the prophets were taken/ from the luxuriant bowers, beneath </text:span><text:soft-page-break/><text:span text:style-name="T4">whose shades/ our forefathers sat at one period of their history/ tranquilly in their ancient homes. <text:s/>[Hebrew]/ We are made by our poetical seers almost to/ hear the cheerful melodies of young men and/ damsels, at vintage time, when wine flowed/ from the press. <text:s/>Indeed, the passage in Isaiah:/</text:span></text:p>
      <text:p text:style-name="P5"><text:span text:style-name="T4"/></text:p>
      <text:p text:style-name="P5"><text:span text:style-name="T4">[Page 6]</text:span></text:p>
      <text:p text:style-name="P5"><text:span text:style-name="T4">[Hebrew]/ "Ye shall have a song like in the night of ce-/-lebrating the festival" has been understood by some/ of our expositors as allusive to the night of Pass-/-over, when amid </text:span><text:span text:style-name="T2">holy</text:span><text:span text:style-name="T4"> devotional chanting we empty out four glasses, typical/ of the four expressions of liberty in the second/ book of </text:span><text:span text:style-name="T2">Moses</text:span><text:span text:style-name="T4"> the Pentateuch, promising our ancestors' redemption/ from thraldom. <text:s/>TO remember all that/ and say that the man of Nazareth, born in Judea,/ reared after its laws, and following its customs,/ drank at his last supper simply the decoction/ of dry raisins, sounds ludicrous. <text:s/>Yet, such/ is the folly, which some churchmen in their just/ hatred of intoxication, reason themselves into./ <text:s/>The Hebrew Bible </text:span><text:span text:style-name="T5">does</text:span><text:span text:style-name="T6"> brand </text:span><text:span text:style-name="T3">intoxication</text:span><text:span text:style-name="T6"> intemperance with an/ indelible mark of disgrace, and nowhere more/ deeply than when it declares that [Hebrew]/ [Hebrew] like lewdness, so wine old or new robs man of his mind,/ but no where, in the other hand, it prohibits/ a moderate use. <text:s/>The Nazarite who of/ his own accord took a pledge to abstain for/ a time, was obliged at its expiration to bring/</text:span></text:p>
      <text:p text:style-name="P5"><text:span text:style-name="T6"/></text:p>
      <text:p text:style-name="P5"><text:span text:style-name="T6">[Page 7]</text:span></text:p>
      <text:p text:style-name="P5"><text:span text:style-name="T6">a trespass offering, because, as some Talmudists/ explain, he unnecessarily subjected himself to a/ privation. <text:s/>In fact, Israelites whe-/-ther in their patriarchal land, or in the countries of/ their adoption, have remained faithful to the Rab-/-binical principle that teaches [Hebrew], the/ middle course is the correct. <text:s/>To be sure, Jewish/ men--I never met Jewish women drunk--Jewish men become occasion-/-ally addicted to the accursed vice which desolates/ homes and fills prisons, but thanks to the domes-/-tic habits hereditary among the disciples of/ Moses, the instances in which a father, or/ a son wastes his week's wages in sinks of cor-/-ruption, and leaves his family in destitution, are/ very rare. <text:s/>Therefore I have not acceded to/ urgent requests made of late, that I would either/ raise my voice in favor of the prohibitory law/ soon to be tested by popular vote, or show/ my advocacy of it by attending </text:span><text:span text:style-name="T3">a</text:span><text:span text:style-name="T6"> crowded meetings </text:span><text:span text:style-name="T3">resoun-</text:span><text:span text:style-name="T6"> demand/ </text:span><text:span text:style-name="T3">-mand</text:span><text:span text:style-name="T6"> ing its passage. <text:s/>I hold drunkenness/ in utter abhorrence, and hail any regulation </text:span><text:span text:style-name="T3">with-</text:span><text:span text:style-name="T6">/ </text:span><text:span text:style-name="T3">-in</text:span><text:span text:style-name="T6"> constitutionally </text:span><text:span text:style-name="T3">powers</text:span><text:span text:style-name="T6"> enacted tending to curb its sinful/</text:span></text:p>
      <text:p text:style-name="P5"><text:span text:style-name="T6"/></text:p>
      <text:p text:style-name="P5"><text:span text:style-name="T6">[Page 8]</text:span></text:p>
      <text:p text:style-name="P5"><text:span text:style-name="T6">indulgence, but I believe that the legitimate pro-/-vince of pastors lies in the moral suasion which/ they are able to employ, to keep their flock </text:span><text:span text:style-name="T3">in</text:span><text:span text:style-name="T6"> within the/ bounds of </text:span><text:span text:style-name="T3">morality</text:span><text:span text:style-name="T6"> moderation. <text:s/>They must summon to their/ aid the holy books, history and the personal expe-/rience which their vocation offers, so as obviously/ to prove that insobriety is a crime, nay, it is a </text:span><text:span text:style-name="T3">two</text:span><text:span text:style-name="T6"> double edged sword, cutting/ him asunder who holds </text:span><text:span text:style-name="T3">ho</text:span><text:span text:style-name="T6"> on to it, and severing the/ sweetest ties; </text:span><text:span text:style-name="T3">to</text:span><text:span text:style-name="T6"> ministers must demonstrate that the effect of habi-/-tual inebriety is the loss of manhood, and the loss of/ home affections, it is harm and misery. <text:s/>Fortunately, the prerogative/ of the Jewish pulpit is to show that a true Israel-/-ite can greet the Sabbath and festivals on the brim-/-ful cup of wine, quaff the prescribed measure on/ the memorable night of Passover, and never sink/ his dignity, but remain socially virtuous and domestic-/-ally pure. <text:s/>May such be our prerogative/ alway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0T13:59:05.84</meta:creation-date>
    <dc:date>2012-08-20T14:49:29.23</dc:date>
    <dc:creator>Penn Libraries</dc:creator>
    <meta:editing-duration>PT00H14M4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1" meta:word-count="1645" meta:character-count="10292"/>
  </office:meta>
</office:document-meta>
</file>